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XCELENTÍSSIMO SENHOR DESEMBARGADOR VICE-PRESIDENTE DO TRIBUNAL DE JUSTIÇA DO ESTADO DE GOIÁS</text:span> <text:span text:style-name="Emphasis">(ou EXCELENTÍSSIMO SENHOR DESEMBARGADOR PRESIDENTE, dependendo do recurso)</text:span></text:p>
      <text:p text:style-name="Text_20_body">&amp;lt;br&gt; &amp;lt;br&gt;</text:p>
      <text:p text:style-name="Text_20_body">Contrarrazões nº {{NUMERO_CONTRARRAZOES}}/{{ANO_ATUAL}} Recurso [Extraordinário/Especial] nos [Tipo de Ação Originária, ex: Embargos de Declaração na Apelação Criminal] nº {{NUM_PROCESSO}} Recorrente: {{NOME_RECORRENTE}} Recorrido: Ministério Público do Estado de Goiás</text:p>
      <text:p text:style-name="Text_20_body">&amp;lt;br&gt; &amp;lt;br&gt; &amp;lt;br&gt; &amp;lt;br&gt; &amp;lt;br&gt; &amp;lt;br&gt;</text:p>
      <text:p text:style-name="Text_20_body">O Ministério Público do Estado de Goiás, por meio deste {{NOME_NUCLEO_OU_PROMOTORIA}}, vem apresentar suas <text:span text:style-name="Strong_20_Emphasis">CONTRARRAZÕES AO RECURSO [EXTRAORDINÁRIO/ESPECIAL]</text:span> interposto por {{NOME_RECORRENTE}}, fazendo-o com fundamento no artigo 1.030 do Código de Processo Civil c/c o artigo 3º do Código de Processo Penal, e requerendo que sejam recebidas e regularmente processadas, conforme adiante aduzido.</text:p>
      <text:p text:style-name="Text_20_body">&amp;lt;br&gt; &amp;lt;br&gt;</text:p>
      <text:p text:style-name="Text_20_body">{{CIDADE}}, {{DATA_ATUAL}}.</text:p>
      <text:p text:style-name="Text_20_body">&amp;lt;br&gt; &amp;lt;br&gt;</text:p>
      <text:p text:style-name="Text_20_body"><text:span text:style-name="Strong_20_Emphasis">{{NOME_PROMOTOR}}</text:span> Promotor(a) de Justiça [em auxílio, se for o caso] [(por delegação do Procurador-Geral de Justiça - Portaria n.º {{NUM_PORTARIA}}, se aplicável)]</text:p>
      <text:h text:style-name="Heading_20_2" text:outline-level="2">&amp;lt;br&gt; &amp;lt;br&gt; &amp;lt;br&gt; <text:span text:style-name="Emphasis">(Quebra de página ou separador visual, como no seu exemplo)</text:span></text:h>
      <text:p text:style-name="Text_20_body">&amp;lt;br&gt; &amp;lt;br&gt;</text:p>
      <text:p text:style-name="Text_20_body"><text:span text:style-name="Strong_20_Emphasis">CONTRARRAZÕES AO RECURSO [EXTRAORDINÁRIO/ESPECIAL]</text:span></text:p>
      <text:p text:style-name="Text_20_body"><text:span text:style-name="Strong_20_Emphasis">[EXCELSO SUPREMO TRIBUNAL FEDERAL / COLENDO SUPERIOR TRIBUNAL DE JUSTIÇA],</text:span></text:p>
      <text:p text:style-name="Text_20_body">&amp;lt;br&gt; &amp;lt;br&gt;</text:p>
      <text:p text:style-name="Text_20_body">{{NOME_RECORRENTE}}, já qualificado(a) nos autos em epígrafe, inconformado(a) com o v. Acórdão proferido no(s) evento(s) n.º {{NUM_EVENTOS_ACORDAOS}}, interpôs o presente Recurso [Extraordinário/Especial], com fundamento no artigo [Artigo da CF/Lei Federal invocado pelo recorrente, ex: 102, inciso III, alínea "a", da Constituição da República / 105, inciso III, alínea "a", da Constituição da República].</text:p>
      <text:p text:style-name="Text_20_body">{{RESUMO_PARA_A_PECA}} <text:span text:style-name="Emphasis">(Este placeholder será preenchido pela IA com um relatório conciso gerado a partir da análise do recurso do réu)</text:span></text:p>
      <text:p text:style-name="Text_20_body">É o sucinto relatório.</text:p>
      <text:p text:style-name="Text_20_body">&amp;lt;br&gt;</text:p>
      <text:p text:style-name="Text_20_body"><text:soft-page-break/><text:span text:style-name="Emphasis">(Abaixo virão as teses. O modelo .odt pode ter títulos genéricos para as seções de argumentação, ou apenas o placeholder {{TESES_E_ARGUMENTOS}} onde a IA desenvolverá todas as teses selecionadas.)</text:span></text:p>
      <text:p text:style-name="Text_20_body"><text:span text:style-name="Strong_20_Emphasis">DO NÃO CABIMENTO DO RECURSO / DAS PRELIMINARES</text:span> <text:span text:style-name="Emphasis">(Esta seção pode ou não existir dependendo das teses. A IA pode ser instruída a criar subtítulos para grupos de teses)</text:span></text:p>
      <text:p text:style-name="Text_20_body">{{TESES_PRELIMINARES_E_DE_NAO_CONHECIMENTO}} <text:span text:style-name="Emphasis">(Placeholder opcional se você quiser separar teses preliminares/de não conhecimento. Senão, tudo vai em TESES_E_ARGUMENTOS)</text:span></text:p>
      <text:p text:style-name="Text_20_body">&amp;lt;br&gt;</text:p>
      <text:p text:style-name="Text_20_body"><text:span text:style-name="Strong_20_Emphasis">DO MÉRITO RECURSAL</text:span></text:p>
      <text:p text:style-name="Text_20_body">{{TESES_E_ARGUMENTOS}} <text:span text:style-name="Emphasis">(Este é o placeholder principal onde a IA desenvolverá as teses de mérito selecionadas pelo usuário. O prompt instruirá a IA a criar um texto argumentativo aqui.)</text:span></text:p>
      <text:p text:style-name="Text_20_body">&amp;lt;br&gt; &amp;lt;br&gt;</text:p>
      <text:p text:style-name="Text_20_body"><text:span text:style-name="Strong_20_Emphasis">DA CONCLUSÃO</text:span></text:p>
      <text:p text:style-name="Text_20_body"><text:span text:style-name="Emphasis">Ex positis</text:span>, o Ministério Público do Estado de Goiás requer o <text:span text:style-name="Strong_20_Emphasis">não conhecimento</text:span> do presente recurso e, caso conhecido, o seu <text:span text:style-name="Strong_20_Emphasis">total desprovimento</text:span>, mantendo-se integralmente o v. acórdão recorrido por seus próprios e jurídicos fundamentos. <text:span text:style-name="Emphasis">(A redação da conclusão pode variar um pouco, ajuste conforme o padrão.)</text:span></text:p>
      <text:p text:style-name="Text_20_body">&amp;lt;br&gt; &amp;lt;br&gt;</text:p>
      <text:p text:style-name="Text_20_body">{{CIDADE}}, data e hora da assinatura digital.</text:p>
      <text:p text:style-name="Text_20_body">&amp;lt;br&gt; &amp;lt;br&gt; &amp;lt;br&gt;</text:p>
      <text:p text:style-name="Text_20_body"><text:span text:style-name="Strong_20_Emphasis">{{NOME_PROMOTOR}}</text:span> Promotor(a) de Justiça [em auxílio, se for o caso] [(por delegação do Procurador-Geral de Justiça - Portaria n.º {{NUM_PORTARIA}}, se aplicável)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17:00:10.346000000</meta:creation-date>
    <dc:date>2025-05-13T17:25:36.055000000</dc:date>
    <meta:editing-duration>PT44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31" meta:word-count="436" meta:character-count="3241" meta:non-whitespace-character-count="2836"/>
  </office:meta>
</office:document-meta>
</file>